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MgrProvider.getTransac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setDBDictionary( String d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setUnmanagedDataSour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getConn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PELDAOConnectionFactoryImpl.afterCompletion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DAOConnectionFactoryImpl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setTransactionManager( TransactionManager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xMgrProvider.TxMg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setTransactionManager( Object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BPELDAOConnection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MgrProvider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MgrProvider.getRollback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init( Properties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xMgrProvider.setRollbackOnly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